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19200000017E2FA7619.png" manifest:media-type="image/png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4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9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>
      <style:graphic-properties fo:min-height="12.18cm"/>
    </style:style>
    <style:style style:name="pr21" style:family="presentation" style:parent-style-name="Default-outline1">
      <style:graphic-properties draw:auto-grow-height="true" fo:min-height="12.18cm"/>
    </style:style>
    <style:style style:name="pr22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3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4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5" style:family="presentation" style:parent-style-name="Default-outline1" style:list-style-name="L5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top="0cm" fo:margin-bottom="0.1cm"/>
    </style:style>
    <style:style style:name="P12" style:family="paragraph">
      <style:paragraph-properties fo:margin-top="0cm" fo:margin-bottom="0.1cm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buntu Mono'" style:font-pitch="fixed" fo:font-size="24pt" style:font-size-asian="24pt" style:font-size-complex="24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'Ubuntu Mono'" style:font-pitch="fixed" fo:font-size="22pt" style:font-size-asian="22pt" style:font-size-complex="22pt"/>
    </style:style>
    <style:style style:name="T12" style:family="text">
      <style:text-properties fo:color="#ff3333" fo:font-family="'Ubuntu Mono'" style:font-pitch="fixed"/>
    </style:style>
    <style:style style:name="T13" style:family="text">
      <style:text-properties fo:color="#ff3333" fo:font-family="'Ubuntu Mono'" style:font-pitch="fixed"/>
    </style:style>
    <style:style style:name="T14" style:family="text">
      <style:text-properties fo:font-family="'Ubuntu Mono'" style:font-pitch="fixed"/>
    </style:style>
    <style:style style:name="T15" style:family="text">
      <style:text-properties fo:font-family="'Ubuntu Mono'" style:font-pitch="fixed"/>
    </style:style>
    <style:style style:name="T16" style:family="text">
      <style:text-properties fo:color="#ff3333" fo:font-family="'Andale Mono'" style:font-pitch="fixed" fo:font-size="24pt" style:font-size-asian="24pt" style:font-size-complex="24pt"/>
    </style:style>
    <style:style style:name="T17" style:family="text">
      <style:text-properties fo:font-family="'Ubuntu Mono'" style:font-pitch="fixed"/>
    </style:style>
    <style:style style:name="T18" style:family="text">
      <style:text-properties fo:color="#ff3333" fo:font-family="'Ubuntu Mono'" style:font-pitch="fixed" fo:font-size="28pt" style:font-size-asian="28pt" style:font-size-complex="28pt"/>
    </style:style>
    <style:style style:name="T19" style:family="text">
      <style:text-properties fo:color="#ff3333" fo:font-family="'Ubuntu Mono'" style:font-pitch="fixed" fo:font-size="28pt" style:font-size-asian="28pt" style:font-size-complex="28pt"/>
    </style:style>
    <style:style style:name="T20" style:family="text">
      <style:text-properties style:use-window-font-color="true" fo:font-family="'Ubuntu Mono'" style:font-pitch="fixed"/>
    </style:style>
    <style:style style:name="T21" style:family="text">
      <style:text-properties fo:color="#ff3333" fo:font-family="'Ubuntu Mono'" style:font-pitch="fixed"/>
    </style:style>
    <style:style style:name="T22" style:family="text">
      <style:text-properties fo:color="#ff3333" fo:font-family="'Ubuntu Mono'" style:font-pitch="fixed" fo:font-size="24pt" style:font-size-asian="24pt" style:font-size-complex="24pt"/>
    </style:style>
    <style:style style:name="T23" style:family="text">
      <style:text-properties style:use-window-font-color="true" fo:font-family="'Ubuntu Mono'" style:font-pitch="fixed" fo:font-size="24pt" style:font-size-asian="24pt" style:font-size-complex="24pt"/>
    </style:style>
    <style:style style:name="T24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5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26" style:family="text">
      <style:text-properties fo:font-family="'Andale Mono'" style:font-pitch="fixed" fo:font-size="24pt" style:font-size-asian="24pt" style:font-size-complex="24pt"/>
    </style:style>
    <style:style style:name="T27" style:family="text">
      <style:text-properties fo:color="#000000" fo:font-family="'Ubuntu Mono'" style:font-pitch="fixed" fo:font-size="24pt" style:font-size-asian="24pt" style:font-size-complex="24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family="'Ubuntu Mono'" style:font-pitch="fixed" fo:font-size="28pt" style:font-size-asian="28pt" style:font-size-complex="28pt"/>
    </style:style>
    <style:style style:name="T30" style:family="text">
      <style:text-properties fo:color="#ff3333" fo:font-style="italic" style:font-style-asian="italic" style:font-style-complex="italic"/>
    </style:style>
    <style:style style:name="T31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3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2.8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3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3.8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3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Nagios RADIUS Plugin</text:p>
          </draw:text-box>
        </draw:frame>
        <draw:frame draw:name="Text Placeholder 2" presentation:style-name="pr17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o we can check our RADIUS server with Nagios:</text:p>
                <text:list>
                  <text:list-item>
                    <text:p><text:span text:style-name="T9">fetch -o check_radius_adv_2006_08_23.tar.gz 'http://exchange.nagios.org/components/com_mtree/attachment.php?link_id=295&amp;cf_id=29'</text:span></text:p>
                  </text:list-item>
                  <text:list-item>
                    <text:p><text:span text:style-name="T9">mkdir check_radius</text:span></text:p>
                  </text:list-item>
                  <text:list-item>
                    <text:p><text:span text:style-name="T9">cd check_radius</text:span></text:p>
                  </text:list-item>
                  <text:list-item>
                    <text:p><text:span text:style-name="T9">tar xzvf ../check_radius_adv_2006_08_23.tar.gz</text:span></text:p>
                  </text:list-item>
                  <text:list-item>
                    <text:p><text:span text:style-name="T9">make CC=cc LIBS=</text:span></text:p>
                  </text:list-item>
                  <text:list-item>
                    <text:p><text:span text:style-name="T9">sudo cp check_radius_adv /usr/local/libexec/nagio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Nagios to monitor RADIUS</text:p>
          </draw:text-box>
        </draw:frame>
        <draw:frame draw:name="Text Placeholder 2" presentation:style-name="pr18" draw:text-style-name="P10" draw:layer="layout" svg:width="25.199cm" svg:height="16.104cm" svg:x="1.4cm" svg:y="4cm" presentation:class="outline" presentation:user-transformed="true">
          <draw:text-box>
            <text:list text:style-name="L2">
              <text:list-item>
                <text:p>So we'll know when our RADIUS server is working</text:p>
              </text:list-item>
              <text:list-item>
                <text:p>Add to <text:span text:style-name="T4">/usr/local/etc/nagios/servers/pcXX.cfg</text:span><text:span text:style-name="T10">: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11">define command {</text:span></text:p>
                  </text:list-item>
                  <text:list-item>
                    <text:p text:style-name="P11"><text:span text:style-name="T11"><text:s text:c="8"/></text:span><text:span text:style-name="T11">command_name <text:s text:c="3"/>check_radius</text:span></text:p>
                  </text:list-item>
                  <text:list-item>
                    <text:p text:style-name="P11"><text:span text:style-name="T11"><text:s text:c="8"/></text:span><text:span text:style-name="T11">command_line <text:s text:c="3"/>$USER1$/check_radius_adv -r $HOSTADDRESS$ -u afnog -p afnog -s testing123</text:span></text:p>
                  </text:list-item>
                  <text:list-item>
                    <text:p text:style-name="P11"><text:span text:style-name="T11">}</text:span></text:p>
                  </text:list-item>
                  <text:list-item>
                    <text:p text:style-name="P11"><text:span text:style-name="T11">define service {</text:span></text:p>
                  </text:list-item>
                  <text:list-item>
                    <text:p text:style-name="P11"><text:span text:style-name="T11"><text:s text:c="8"/></text:span><text:span text:style-name="T11">use generic-service</text:span></text:p>
                  </text:list-item>
                  <text:list-item>
                    <text:p text:style-name="P11"><text:span text:style-name="T11"><text:s text:c="8"/></text:span><text:span text:style-name="T11">host_name pcXX</text:span></text:p>
                  </text:list-item>
                  <text:list-item>
                    <text:p text:style-name="P11"><text:span text:style-name="T11"><text:s text:c="8"/></text:span><text:span text:style-name="T11">service_description RADIUS</text:span></text:p>
                  </text:list-item>
                  <text:list-item>
                    <text:p text:style-name="P11"><text:span text:style-name="T11"><text:s text:c="8"/></text:span><text:span text:style-name="T11">check_command check_radius</text:span></text:p>
                  </text:list-item>
                  <text:list-item>
                    <text:p text:style-name="P11"><text:span text:style-name="T11">}</text:span></text:p>
                  </text:list-item>
                </text:list>
              </text:list-item>
            </text:list>
            <text:list text:style-name="L2">
              <text:list-item>
                <text:p>Then restart Nagio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9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<text:span text:style-name="T12">sudo pkg install freeradius3</text:span></text:p>
                  </text:list-item>
                </text:list>
              </text:list-item>
              <text:list-item>
                <text:p>Or, if you want to install from ports (not this time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20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13">sudo /usr/local/etc/rc.d/radiusd status</text:span></text:p>
                  </text:list-item>
                  <text:list-item>
                    <text:p><text:span text:style-name="T14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3">sudo /usr/local/sbin/radiusd -X</text:span></text:p>
                  </text:list-item>
                  <text:list-item>
                    <text:p><text:span text:style-name="T14">…</text:span></text:p>
                  </text:list-item>
                  <text:list-item>
                    <text:p><text:span text:style-name="T14">Refusing to start with libssl version OpenSSL 1.0.1e-freebsd …</text:span></text:p>
                  </text:list-item>
                  <text:list-item>
                    <text:p><text:span text:style-name="T14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0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20" draw:layer="layout" svg:width="25.199cm" svg:height="16.079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13">sudo freebsd-update fetch install</text:span></text:p>
                  </text:list-item>
                  <text:list-item>
                    <text:p>Press <text:span text:style-name="T13">q</text:span> to close the file list</text:p>
                  </text:list-item>
                </text:list>
              </text:list-item>
              <text:list-item>
                <text:p>Tell FreeRADIUS that it's been patched:</text:p>
                <text:list>
                  <text:list-item>
                    <text:p>Edit <text:span text:style-name="T4">/usr/local/etc/raddb/radiusd.conf</text:span> (with sudo)</text:p>
                  </text:list-item>
                  <text:list-item>
                    <text:p>Find this line:<text:span text:style-name="T15"> allow_vulnerable_openssl = no</text:span></text:p>
                  </text:list-item>
                  <text:list-item>
                    <text:p>Change the value<text:span text:style-name="T13"> no </text:span>to<text:span text:style-name="T13"> 'CVE-2014-0160'</text:span></text:p>
                  </text:list-item>
                </text:list>
              </text:list-item>
              <text:list-item>
                <text:p>Now start FreeRADIUS again:</text:p>
                <text:list>
                  <text:list-item>
                    <text:p><text:span text:style-name="T13">sudo /usr/local/etc/rc.d/radiusd start</text:span></text:p>
                  </text:list-item>
                  <text:list-item>
                    <text:p><text:span text:style-name="T13">sudo /usr/local/etc/rc.d/radiusd status</text:span></text:p>
                  </text:list-item>
                  <text:list-item>
                    <text:p><text:span text:style-name="T14">radiusd is running as pid XXXX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1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7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16">sudo /usr/local/etc/rc.d/radiusd stop</text:span></text:p>
                  </text:list-item>
                  <text:list-item>
                    <text:p><text:span text:style-name="T16">sudo radiusd -X</text:span><text:span text:style-name="T7"> </text:span>(capital X)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nix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WARNING: pap : No "known good" password found for the user. <text:s/>Not setting Auth-Type.</text:span></text:p>
                  </text:list-item>
                  <text:list-item>
                    <text:p>This means that no (enabled) user database recognises the user.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51cm" svg:x="1.4cm" svg:y="4cm" presentation:class="outline" presentation:user-transformed="true">
          <draw:text-box>
            <text:list text:style-name="L2">
              <text:list-item>
                <text:p>Check the list of enabled modules:</text:p>
                <text:list>
                  <text:list-item>
                    <text:p><text:span text:style-name="T13">sudo ls /usr/local/etc/raddb/mods-enabled</text:span></text:p>
                  </text:list-item>
                </text:list>
              </text:list-item>
              <text:list-item>
                <text:p>See that <text:span text:style-name="T14">pam</text:span> is not listed</text:p>
              </text:list-item>
              <text:list-item>
                <text:p>Link <text:span text:style-name="T4">/usr/local/etc/raddb/mods-enabled/pam</text:span>:</text:p>
                <text:list>
                  <text:list-item>
                    <text:p><text:span text:style-name="T13">sudo ln -s ../mods-available/pam /usr/local/etc/raddb/mods-enabled/pam</text:span></text:p>
                  </text:list-item>
                </text:list>
              </text:list-item>
              <text:list-item>
                <text:p>Edit <text:span text:style-name="T4">/usr/local/etc/raddb/sites-enabled/default</text:span><text:span text:style-name="T10"> (using sudo):</text:span></text:p>
                <text:list>
                  <text:list-item>
                    <text:p>Find the line that says: <text:span text:style-name="T14"># pam </text:span>and remove the<text:span text:style-name="T14"> #</text:span></text:p>
                  </text:list-item>
                  <text:list-item>
                    <text:p>Find the line that says: <text:span text:style-name="T14"># unix </text:span>and remove the<text:span text:style-name="T14"> #</text:span></text:p>
                    <text:list>
                      <text:list-item>
                        <text:p>Not the one that just says “<text:span text:style-name="T17">unix</text:span>” without the hash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PAM Authentic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Restart the radiusd server, in the other window:</text:p>
                <text:list>
                  <text:list-item>
                    <text:p>Press Ctrl+C to stop the <text:span text:style-name="T18">radiusd</text:span> in debug mode</text:p>
                  </text:list-item>
                  <text:list-item>
                    <text:p>Start it again with: <text:span text:style-name="T19">sudo radiusd -X</text:span></text:p>
                  </text:list-item>
                </text:list>
              </text:list-item>
              <text:list-item>
                <text:p>Test again:</text:p>
                <text:list>
                  <text:list-item>
                    <text:p><text:span text:style-name="T13">radtest afnog afnog localhost 0 testing123</text:span></text:p>
                  </text:list-item>
                  <text:list-item>
                    <text:p><text:span text:style-name="T14">Received Access-Accept Id … from 127.0.0.1:1812 …</text:span></text:p>
                  </text:list-item>
                </text:list>
              </text:list-item>
              <text:list-item>
                <text:p>Success!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1)</text:p>
          </draw:text-box>
        </draw:frame>
        <draw:frame presentation:style-name="pr14" draw:layer="layout" svg:width="25.199cm" svg:height="15.705cm" svg:x="1.4cm" svg:y="4cm" presentation:class="outline" presentation:user-transformed="true">
          <draw:text-box>
            <text:list text:style-name="L2">
              <text:list-item>
                <text:p>Does Nagios show that the service is up?</text:p>
                <text:list>
                  <text:list-item>
                    <text:p><text:span text:style-name="T19"/></text:p>
                  </text:list-item>
                </text:list>
              </text:list-item>
              <text:list-item>
                <text:p>Why not? It's running this command:</text:p>
                <text:list>
                  <text:list-item>
                    <text:p><text:span text:style-name="T20">$USER1$/check_radius_adv -r $HOSTADDRESS$ -u afnog -p afnog -s testing123</text:span></text:p>
                  </text:list-item>
                </text:list>
              </text:list-item>
              <text:list-item>
                <text:p>In fact that means:</text:p>
                <text:list>
                  <text:list-item>
                    <text:p><text:span text:style-name="T18">/usr/local/libexec/nagios</text:span><text:span text:style-name="T19">/check_radius_adv -r pcXX.sse.ws.afnog.org -u afnog -p afnog -s testing123</text:span></text:p>
                  </text:list-item>
                  <text:list-item>
                    <text:p><text:span text:style-name="T14">failed to receive a reply from the server, authentication FAILED.</text:span></text:p>
                  </text:list-item>
                </text:list>
              </text:list-item>
              <text:list-item>
                <text:p>Why no reply?</text:p>
              </text:list-item>
            </text:list>
          </draw:text-box>
        </draw:frame>
        <draw:frame draw:style-name="gr3" draw:text-style-name="P4" draw:layer="layout" svg:width="14.178cm" svg:height="0.81cm" svg:x="4cm" svg:y="5.69cm">
          <draw:image xlink:href="Pictures/100000000000019200000017E2FA7619.png" xlink:type="simple" xlink:show="embed" xlink:actuate="onLoad">
            <text:p/>
          </draw:image>
        </draw:frame>
        <presentation:notes draw:style-name="dp4">
          <draw:page-thumbnail draw:style-name="gr1" draw:layer="layout" svg:width="14.848cm" svg:height="11.135cm" svg:x="3.075cm" svg:y="2.257cm" draw:page-number="3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Fixing the Nagios check (2)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you weren't already running FreeRADIUS in debug mode:</text:p>
                <text:list>
                  <text:list-item>
                    <text:p><text:span text:style-name="T12">sudo /usr/local/etc/rc.d/radiusd stop</text:span></text:p>
                  </text:list-item>
                  <text:list-item>
                    <text:p><text:span text:style-name="T12">sudo radiusd -X</text:span></text:p>
                  </text:list-item>
                  <text:list-item>
                    <text:p>Run the same<text:span text:style-name="T18"> check_radius_adv </text:span>command again</text:p>
                  </text:list-item>
                </text:list>
              </text:list-item>
              <text:list-item>
                <text:p>Check the debugging output:</text:p>
                <text:list>
                  <text:list-item>
                    <text:p><text:span text:style-name="T18">Ignoring request to auth address * port 1812 as server default from unknown client 196.200.219.1xx port 48550 proto udp</text:span></text:p>
                  </text:list-item>
                </text:list>
              </text:list-item>
              <text:list-item>
                <text:p>Server ignored request from unknown clien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Enabling Network Clients (1)</text:p>
          </draw:text-box>
        </draw:frame>
        <draw:frame presentation:style-name="pr21" draw:layer="layout" svg:width="25.199cm" svg:height="12.18cm" svg:x="1.4cm" svg:y="4cm" presentation:class="outline">
          <draw:text-box>
            <text:list text:style-name="L2">
              <text:list-item>
                <text:p>Edit <text:span text:style-name="T4">/usr/local/etc/raddb/clients.conf</text:span><text:span text:style-name="T10"> (with sudo):</text:span></text:p>
                <text:list>
                  <text:list-item>
                    <text:p>Add a new section:</text:p>
                  </text:list-item>
                  <text:list-item>
                    <text:p text:style-name="P12"><text:span text:style-name="T13">client localnet {</text:span></text:p>
                  </text:list-item>
                  <text:list-item>
                    <text:p text:style-name="P12"><text:span text:style-name="T13"><text:s text:c="8"/></text:span><text:span text:style-name="T13">ipaddr = 196.200.208.0</text:span></text:p>
                  </text:list-item>
                  <text:list-item>
                    <text:p text:style-name="P12"><text:span text:style-name="T13"><text:s text:c="8"/></text:span><text:span text:style-name="T13">netmask = 20</text:span></text:p>
                  </text:list-item>
                  <text:list-item>
                    <text:p text:style-name="P12"><text:span text:style-name="T13"><text:s text:c="8"/></text:span><text:span text:style-name="T13">secret = afnog</text:span></text:p>
                  </text:list-item>
                  <text:list-item>
                    <text:p text:style-name="P12"><text:span text:style-name="T13">}</text:span></text:p>
                  </text:list-item>
                </text:list>
              </text:list-item>
              <text:list-item>
                <text:p>Restart FreeRADIUS:</text:p>
                <text:list>
                  <text:list-item>
                    <text:p><text:span text:style-name="T13">sudo /usr/local/etc/rc.d/radiusd restar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Enabling Network Clients (2)</text:p>
          </draw:text-box>
        </draw:frame>
        <draw:frame draw:name="Text Placeholder 2" presentation:style-name="pr22" draw:text-style-name="P10" draw:layer="layout" svg:width="25.199cm" svg:height="16.512cm" svg:x="1.4cm" svg:y="4cm" presentation:class="outline" presentation:user-transformed="true">
          <draw:text-box>
            <text:list text:style-name="L2">
              <text:list-item>
                <text:p>Test again:</text:p>
                <text:list>
                  <text:list-item>
                    <text:p><text:span text:style-name="T13">~/</text:span><text:span text:style-name="T21">check_radius/</text:span><text:span text:style-name="T13">check_radius_adv -r pcXX.sse.ws.afnog.org -u afnog -p afnog -s afnog</text:span></text:p>
                  </text:list-item>
                  <text:list-item>
                    <text:p><text:span text:style-name="T14">OK: Access ACCEPT. (code = 2)</text:span></text:p>
                  </text:list-item>
                </text:list>
              </text:list-item>
              <text:list-item>
                <text:p>Success! Now check Nagios again.</text:p>
              </text:list-item>
              <text:list-item>
                <text:p>Also note that this still works:</text:p>
                <text:list>
                  <text:list-item>
                    <text:p><text:span text:style-name="T13">~/check_radius/check_radius_adv -r localhost -u afnog -p afnog -s testing123</text:span></text:p>
                  </text:list-item>
                  <text:list-item>
                    <text:p><text:span text:style-name="T20">OK: Access ACCEPT. (code = 2)</text:span></text:p>
                  </text:list-item>
                </text:list>
              </text:list-item>
              <text:list-item>
                <text:p>Why? What are the differences between them?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6.04cm" svg:x="1.4cm" svg:y="4cm" presentation:class="outline" presentation:user-transformed="tru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22">sudo pkg install base64</text:span></text:p>
                  </text:list-item>
                  <text:list-item>
                    <text:p><text:span text:style-name="T22">dd if=/dev/random bs=16 count=1 | base64</text:span></text:p>
                  </text:list-item>
                  <text:list-item>
                    <text:p><text:span text:style-name="T23">eAiYEcnU/nxEsp6of5DaGQ== </text:span>(for example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ing the Shared Secret</text:p>
          </draw:text-box>
        </draw:frame>
        <draw:frame draw:name="Text Placeholder 2" presentation:style-name="pr23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0">Find the section</text:span><text:span text:style-name="T24"> </text:span><text:span text:style-name="T25">client localhost</text:span></text:p>
                  </text:list-item>
                  <text:list-item>
                    <text:p>Find the line<text:span text:style-name="T26"> </text:span><text:span text:style-name="T7">secret = testing123</text:span></text:p>
                  </text:list-item>
                  <text:list-item>
                    <text:p>Generate a new secret and set it here</text:p>
                  </text:list-item>
                </text:list>
              </text:list-item>
              <text:list-item>
                <text:p>Restart FreeRADIUS and test with the new secret:</text:p>
                <text:list>
                  <text:list-item>
                    <text:p><text:span text:style-name="T21">~/check_radius/check_radius_adv -r localhost -u afnog -p afnog -s </text:span><text:span text:style-name="T27">eAiYEcnU/nxEsp6of5DaGQ==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Slide Image Placeholder 1" draw:style-name="gr1" draw:layer="layout" svg:width="14.848cm" svg:height="11.135cm" svg:x="3.075cm" svg:y="2.257cm" draw:page-number="4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shared secret in Nagios</text:p>
          </draw:text-box>
        </draw:frame>
        <draw:frame draw:name="Text Placeholder 2" presentation:style-name="pr24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hat happened to our Nagios service when we changed the secret?</text:p>
                <text:list>
                  <text:list-item>
                    <text:p>Nothing</text:p>
                  </text:list-item>
                  <text:list-item>
                    <text:p>We changed the secret for <text:span text:style-name="T15">localhost</text:span>, not <text:span text:style-name="T15">localnet</text:span></text:p>
                  </text:list-item>
                  <text:list-item>
                    <text:p>Nagios is contacting the server using its hostname, <text:span text:style-name="T4">pcXX.sse.ws.afnog.org</text:span></text:p>
                  </text:list-item>
                  <text:list-item>
                    <text:p>Uses the <text:span text:style-name="T15">localnet</text:span> client definition, whose secret didn't change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Edit <text:span text:style-name="T4">/usr/local/etc/raddb/users</text:span>:</text:p>
                <text:list>
                  <text:list-item>
                    <text:p>Add this line <text:span text:style-name="T28">at the beginning</text:span> of the file:</text:p>
                  </text:list-item>
                  <text:list-item>
                    <text:p><text:span text:style-name="T16">john <text:s text:c="3"/>Cleartext-Password = "Smith"</text:span></text:p>
                  </text:list-item>
                </text:list>
              </text:list-item>
              <text:list-item>
                <text:p>Edit <text:span text:style-name="T4">/usr/local/etc/raddb/sites-available/default</text:span>:</text:p>
                <text:list>
                  <text:list-item>
                    <text:p>Find the<text:span text:style-name="T16"> authorize {…} </text:span>section</text:p>
                  </text:list-item>
                  <text:list-item>
                    <text:p>Find the<text:span text:style-name="T16"> users </text:span>line in that section</text:p>
                  </text:list-item>
                  <text:list-item>
                    <text:p>Move that line above the<text:span text:style-name="T16"> pam </text:span>line</text:p>
                  </text:list-item>
                </text:list>
              </text:list-item>
              <text:list-item>
                <text:p>Restart FreeRADIUS</text:p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esting users in RADIUS</text:p>
          </draw:text-box>
        </draw:frame>
        <draw:frame presentation:style-name="pr8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Test using the radtest command:</text:p>
                <text:list>
                  <text:list-item>
                    <text:p><text:span text:style-name="T16">radtest john Smith pcXX.sse.ws.afnog.org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4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54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</text:list>
              </text:list-item>
              <text:list-item>
                <text:p>Edit <text:span text:style-name="T4">/etc/pam.d/sshd</text:span></text:p>
                <text:list>
                  <text:list-item>
                    <text:p>Find the line: <text:span text:style-name="T29">auth required pam_unix.so</text:span></text:p>
                  </text:list-item>
                  <text:list-item>
                    <text:p>Add another line before it:</text:p>
                    <text:list>
                      <text:list-item>
                        <text:p><text:span text:style-name="T19">auth sufficient pam_radius.so</text:span></text:p>
                      </text:list-item>
                    </text:list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<text:span text:style-name="T13">ssh afnog@pcXX.sse.ws.afnog.or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<text:span text:style-name="T13">ssh john@pcXX.sse.ws.afnog.org</text:span> – this will fail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10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19">tail /var/log/auth.log </text:span>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19">auth 127.0.0.1 </text:span><text:span text:style-name="T30">&lt;your long secret&gt;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29">Invalid user john from ...</text:span></text:p>
                  </text:list-item>
                  <text:list-item>
                    <text:p>Create the user by running:<text:span text:style-name="T29"> </text:span><text:span text:style-name="T19">sudo pw useradd john</text:span></text:p>
                  </text:list-item>
                  <text:list-item>
                    <text:p>Try<text:span text:style-name="T13"> ssh john@pcXX.sse.ws.afnog.org </text:span>agai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5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4" draw:text-style-name="P14" draw:layer="layout" svg:width="7.418cm" svg:height="1.725cm" svg:x="-1.269cm" svg:y="1.905cm">
          <draw:text-box>
            <text:p text:style-name="P13"><text:span text:style-name="T31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42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42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4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8T10:59:17</dc:date>
    <meta:editing-cycles>647</meta:editing-cycles>
    <meta:editing-duration>P11DT2H45M17S</meta:editing-duration>
    <meta:document-statistic meta:object-count="231"/>
    <meta:user-defined meta:name="Info 1"/>
    <meta:user-defined meta:name="Info 2"/>
    <meta:user-defined meta:name="Info 3"/>
    <meta:user-defined meta:name="Info 4"/>
  </office:meta>
</office:document-meta>
</file>